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03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499cm"/>
    </style:style>
    <style:style style:name="Таблица2.C" style:family="table-column">
      <style:table-column-properties style:column-width="2.999cm"/>
    </style:style>
    <style:style style:name="Таблица2.E" style:family="table-column">
      <style:table-column-properties style:column-width="2.499cm"/>
    </style:style>
    <style:style style:name="Таблица2.G" style:family="table-column">
      <style:table-column-properties style:column-width="4.256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03cm" fo:margin-left="0cm" fo:margin-top="0cm" fo:margin-bottom="0cm" table:align="left" style:writing-mode="lr-tb"/>
    </style:style>
    <style:style style:name="Таблица3.A" style:family="table-column">
      <style:table-column-properties style:column-width="9.25cm"/>
    </style:style>
    <style:style style:name="Таблица3.B" style:family="table-column">
      <style:table-column-properties style:column-width="2.501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03cm" fo:margin-left="0cm" fo:margin-top="0cm" fo:margin-bottom="0cm" table:align="left" style:writing-mode="lr-tb"/>
    </style:style>
    <style:style style:name="Таблица4.A" style:family="table-column">
      <style:table-column-properties style:column-width="9.648cm"/>
    </style:style>
    <style:style style:name="Таблица4.B" style:family="table-column">
      <style:table-column-properties style:column-width="0.504cm"/>
    </style:style>
    <style:style style:name="Таблица4.C" style:family="table-column">
      <style:table-column-properties style:column-width="3.044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242cm" fo:margin-left="1.242cm" fo:margin-top="0cm" fo:margin-bottom="0cm" table:align="left" style:writing-mode="lr-tb"/>
    </style:style>
    <style:style style:name="Таблица5.A" style:family="table-column">
      <style:table-column-properties style:column-width="1.249cm"/>
    </style:style>
    <style:style style:name="Таблица5.B" style:family="table-column">
      <style:table-column-properties style:column-width="13.993cm"/>
    </style:style>
    <style:style style:name="Таблица5.1" style:family="table-row">
      <style:table-row-properties style:min-row-height="0.801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" style:family="table">
      <style:table-properties style:width="16.51cm" fo:margin-left="-0.009cm" fo:margin-top="0cm" fo:margin-bottom="0cm" table:align="left" style:writing-mode="lr-tb"/>
    </style:style>
    <style:style style:name="Таблица6.A" style:family="table-column">
      <style:table-column-properties style:column-width="4.75cm"/>
    </style:style>
    <style:style style:name="Таблица6.B" style:family="table-column">
      <style:table-column-properties style:column-width="11.76cm"/>
    </style:style>
    <style:style style:name="Таблица6.1" style:family="table-row">
      <style:table-row-properties style:min-row-height="0.801cm" fo:keep-together="auto"/>
    </style:style>
    <style:style style:name="Таблица6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6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B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" style:family="table">
      <style:table-properties style:width="16.51cm" fo:margin-left="-0.009cm" fo:margin-top="0cm" fo:margin-bottom="0cm" table:align="left" style:writing-mode="lr-tb"/>
    </style:style>
    <style:style style:name="Таблица7.A" style:family="table-column">
      <style:table-column-properties style:column-width="4.75cm"/>
    </style:style>
    <style:style style:name="Таблица7.B" style:family="table-column">
      <style:table-column-properties style:column-width="11.76cm"/>
    </style:style>
    <style:style style:name="Таблица7.1" style:family="table-row">
      <style:table-row-properties style:min-row-height="0.801cm" fo:keep-together="auto"/>
    </style:style>
    <style:style style:name="Таблица7.A1" style:family="table-cell">
      <style:table-cell-properties style:vertical-align="middle" fo:background-color="#a6a6a6" fo:padding-left="0.191cm" fo:padding-right="0.191cm" fo:padding-top="0cm" fo:padding-bottom="0cm" fo:border="0.5pt solid #000000">
        <style:background-image/>
      </style:table-cell-properties>
    </style:style>
    <style:style style:name="Таблица7.A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8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9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0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2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3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4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5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6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A17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B17" style:family="table-cell">
      <style:table-cell-properties style:vertical-align="middle" fo:padding-left="0.191cm" fo:padding-right="0.191cm" fo:padding-top="0cm" fo:padding-bottom="0cm" fo:border="0.5pt solid #000000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15%"/>
    </style:style>
    <style:style style:name="P7" style:family="paragraph" style:parent-style-name="No_20_Spacing">
      <style:paragraph-properties fo:line-height="115%" fo:text-align="justify" style:justify-single-word="false"/>
    </style:style>
    <style:style style:name="P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9" style:family="paragraph" style:parent-style-name="Standard">
      <style:paragraph-properties fo:margin-top="0cm" fo:margin-bottom="0.282cm" style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0" style:family="paragraph" style:parent-style-name="Отчет_20_ППС">
      <style:paragraph-properties fo:line-height="115%" fo:text-align="center" style:justify-single-word="false" fo:break-before="page"/>
    </style:style>
    <style:style style:name="P11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2" style:family="paragraph" style:parent-style-name="No_20_Spacing">
      <style:paragraph-properties fo:line-height="115%" fo:text-align="justify" style:justify-single-word="false"/>
      <style:text-properties fo:background-color="#808080"/>
    </style:style>
    <style:style style:name="P1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14" style:family="paragraph" style:parent-style-name="No_20_Spacing">
      <style:paragraph-properties fo:margin-left="1.884cm" fo:margin-right="0cm" fo:line-height="115%" fo:text-align="justify" style:justify-single-word="false" fo:text-indent="0cm" style:auto-text-indent="false"/>
      <style:text-properties fo:background-color="#808080"/>
    </style:style>
    <style:style style:name="P15" style:family="paragraph" style:parent-style-name="Standard">
      <style:paragraph-properties fo:margin-top="0cm" fo:margin-bottom="0.282cm" style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16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7" style:family="paragraph" style:parent-style-name="No_20_Spacing">
      <style:paragraph-properties fo:margin-top="0cm" fo:margin-bottom="0cm" style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8" style:family="paragraph" style:parent-style-name="No_20_Spacing">
      <style:paragraph-properties fo:margin-top="0cm" fo:margin-bottom="0cm" style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9" style:family="paragraph" style:parent-style-name="No_20_Spacing">
      <style:paragraph-properties fo:margin-top="0cm" fo:margin-bottom="0cm" style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0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1" style:family="paragraph" style:parent-style-name="No_20_Spacing">
      <style:paragraph-properties fo:margin-left="-0.187cm" fo:margin-right="-0.189cm" fo:margin-top="0cm" fo:margin-bottom="0cm" style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2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23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officeooo:rsid="000cf65c" officeooo:paragraph-rsid="000cf65c" fo:background-color="transparent" style:font-name-asian="Times New Roman1" style:font-size-asian="12pt" style:language-asian="ru" style:country-asian="RU" style:font-size-complex="12pt"/>
    </style:style>
    <style:style style:name="P24" style:family="paragraph" style:parent-style-name="No_20_Spacing">
      <style:paragraph-properties fo:margin-top="0cm" fo:margin-bottom="0cm" style:contextual-spacing="false" fo:line-height="115%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25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26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2pt" fo:background-color="transparent" style:font-name-asian="Times New Roman1" style:font-size-asian="12pt" style:language-asian="ru" style:country-asian="RU" style:font-size-complex="12pt"/>
    </style:style>
    <style:style style:name="P2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font-name="Cambria" fo:font-size="12pt" officeooo:rsid="000ea7e9" officeooo:paragraph-rsid="000ea7e9" fo:background-color="transparent" style:font-name-asian="Times New Roman1" style:font-size-asian="12pt" style:language-asian="ru" style:country-asian="RU" style:font-size-complex="12pt"/>
    </style:style>
    <style:style style:name="P28" style:family="paragraph" style:parent-style-name="No_20_Spacing">
      <style:paragraph-properties fo:margin-top="0cm" fo:margin-bottom="0cm" style:contextual-spacing="false" fo:line-height="100%"/>
      <style:text-properties style:font-name="Cambria" fo:font-size="11pt" style:font-name-asian="Times New Roman1" style:font-size-asian="11pt" style:language-asian="ru" style:country-asian="RU" style:font-size-complex="11pt"/>
    </style:style>
    <style:style style:name="P29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1pt" style:font-name-asian="Times New Roman1" style:font-size-asian="11pt" style:language-asian="ru" style:country-asian="RU" style:font-size-complex="11pt"/>
    </style:style>
    <style:style style:name="P3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1pt" officeooo:rsid="0010fe06" officeooo:paragraph-rsid="0010fe06" style:font-name-asian="Times New Roman1" style:font-size-asian="11pt" style:language-asian="ru" style:country-asian="RU" style:font-size-complex="11pt"/>
    </style:style>
    <style:style style:name="P3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0fe06" officeooo:paragraph-rsid="0010fe06" style:font-name-asian="Times New Roman1" style:font-size-asian="11pt" style:language-asian="ru" style:country-asian="RU" style:font-size-complex="11pt"/>
    </style:style>
    <style:style style:name="P32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background-color="#808080" style:font-name-asian="Times New Roman1" style:font-size-asian="11pt" style:language-asian="ru" style:country-asian="RU" style:font-size-complex="11pt"/>
    </style:style>
    <style:style style:name="P33" style:family="paragraph" style:parent-style-name="No_20_Spacing">
      <style:paragraph-properties fo:margin-top="0cm" fo:margin-bottom="0cm" style:contextual-spacing="false" fo:line-height="100%"/>
      <style:text-properties style:font-name="Cambria" fo:font-size="11pt" fo:language="en" fo:country="US" style:font-name-asian="Times New Roman1" style:font-size-asian="11pt" style:language-asian="ru" style:country-asian="RU" style:font-size-complex="11pt"/>
    </style:style>
    <style:style style:name="P34" style:family="paragraph" style:parent-style-name="No_20_Spacing">
      <style:paragraph-properties fo:margin-top="0cm" fo:margin-bottom="0cm" style:contextual-spacing="false" fo:line-height="100%"/>
      <style:text-properties style:font-name="Cambria" fo:font-size="10pt" style:font-name-asian="Times New Roman1" style:font-size-asian="10pt" style:language-asian="ru" style:country-asian="RU" style:font-size-complex="10pt"/>
    </style:style>
    <style:style style:name="P35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P36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1119f7" style:font-name-asian="Times New Roman1" style:font-size-asian="10pt" style:language-asian="ru" style:country-asian="RU" style:font-size-complex="10pt"/>
    </style:style>
    <style:style style:name="P37" style:family="paragraph" style:parent-style-name="No_20_Spacing">
      <style:paragraph-properties fo:margin-top="0cm" fo:margin-bottom="0cm" style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38" style:family="paragraph" style:parent-style-name="No_20_Spacing">
      <style:paragraph-properties fo:margin-left="0cm" fo:margin-right="0cm" fo:text-align="justify" style:justify-single-word="false" fo:text-indent="1.249cm" style:auto-text-indent="false"/>
      <style:text-properties fo:font-size="6pt" style:font-size-asian="6pt" style:font-size-complex="6pt"/>
    </style:style>
    <style:style style:name="P39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P40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style:font-weight-asian="bold"/>
    </style:style>
    <style:style style:name="P41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  <style:text-properties fo:font-weight="bold" style:font-weight-asian="bold"/>
    </style:style>
    <style:style style:name="P42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43" style:family="paragraph" style:parent-style-name="No_20_Spacing">
      <style:paragraph-properties fo:margin-top="0cm" fo:margin-bottom="0cm" style:contextual-spacing="false" fo:line-height="115%" fo:text-align="center" style:justify-single-word="false"/>
      <style:text-properties style:font-name="Cambria" fo:font-size="12pt" fo:language="en" fo:country="US" officeooo:rsid="000e9df1" officeooo:paragraph-rsid="000e9df1" fo:background-color="transparent" style:font-name-asian="Times New Roman1" style:font-size-asian="12pt" style:language-asian="ru" style:country-asian="RU" style:font-size-complex="12pt"/>
    </style:style>
    <style:style style:name="P44" style:family="paragraph" style:parent-style-name="No_20_Spacing">
      <style:paragraph-properties fo:margin-top="0cm" fo:margin-bottom="0cm" style:contextual-spacing="false" fo:line-height="150%" fo:text-align="justify" style:justify-single-word="false"/>
      <style:text-properties style:font-name="Cambria" fo:font-size="11pt" officeooo:rsid="0018ba52" officeooo:paragraph-rsid="0018ba52" fo:background-color="transparent" style:font-name-asian="Times New Roman1" style:font-size-asian="11pt" style:language-asian="ru" style:country-asian="RU" style:font-size-complex="11pt"/>
    </style:style>
    <style:style style:name="P45" style:family="paragraph" style:parent-style-name="No_20_Spacing">
      <style:paragraph-properties fo:margin-top="0cm" fo:margin-bottom="0cm" style:contextual-spacing="false" fo:line-height="150%"/>
      <style:text-properties style:font-name="Cambria" fo:font-size="11pt" officeooo:paragraph-rsid="002b528d" fo:background-color="transparent" style:font-name-asian="Times New Roman1" style:font-size-asian="11pt" style:language-asian="ru" style:country-asian="RU" style:font-size-complex="11pt"/>
    </style:style>
    <style:style style:name="P46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0fe06" officeooo:paragraph-rsid="0010fe06" style:font-name-asian="Times New Roman1" style:font-size-asian="11pt" style:language-asian="ru" style:country-asian="RU" style:font-size-complex="11pt"/>
    </style:style>
    <style:style style:name="P47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0fe06" officeooo:paragraph-rsid="002ab06d" style:font-name-asian="Times New Roman1" style:font-size-asian="11pt" style:language-asian="ru" style:country-asian="RU" style:font-size-complex="11pt"/>
    </style:style>
    <style:style style:name="P48" style:family="paragraph" style:parent-style-name="No_20_Spacing">
      <style:paragraph-properties fo:margin-top="0cm" fo:margin-bottom="0cm" style:contextual-spacing="false" fo:line-height="100%"/>
      <style:text-properties style:font-name="Cambria" fo:font-size="11pt" style:font-name-asian="Times New Roman1" style:font-size-asian="11pt" style:language-asian="ru" style:country-asian="RU" style:font-size-complex="11pt"/>
    </style:style>
    <style:style style:name="P49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1c1d5e" style:font-name-asian="Times New Roman1" style:font-size-asian="11pt" style:language-asian="ru" style:country-asian="RU" style:font-size-complex="11pt"/>
    </style:style>
    <style:style style:name="P50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115a09" style:font-name-asian="Times New Roman1" style:font-size-asian="11pt" style:language-asian="ru" style:country-asian="RU" style:font-size-complex="11pt"/>
    </style:style>
    <style:style style:name="P5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225a99" style:font-name-asian="Times New Roman1" style:font-size-asian="11pt" style:language-asian="ru" style:country-asian="RU" style:font-size-complex="11pt"/>
    </style:style>
    <style:style style:name="P5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239022" style:font-name-asian="Times New Roman1" style:font-size-asian="11pt" style:language-asian="ru" style:country-asian="RU" style:font-size-complex="11pt"/>
    </style:style>
    <style:style style:name="P53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2ab06d" style:font-name-asian="Times New Roman1" style:font-size-asian="11pt" style:language-asian="ru" style:country-asian="RU" style:font-size-complex="11pt"/>
    </style:style>
    <style:style style:name="P54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2b528d" style:font-name-asian="Times New Roman1" style:font-size-asian="11pt" style:language-asian="ru" style:country-asian="RU" style:font-size-complex="11pt"/>
    </style:style>
    <style:style style:name="P55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2de82b" style:font-name-asian="Times New Roman1" style:font-size-asian="11pt" style:language-asian="ru" style:country-asian="RU" style:font-size-complex="11pt"/>
    </style:style>
    <style:style style:name="P56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paragraph-rsid="002f5801" style:font-name-asian="Times New Roman1" style:font-size-asian="11pt" style:language-asian="ru" style:country-asian="RU" style:font-size-complex="11pt"/>
    </style:style>
    <style:style style:name="P57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8ba52" officeooo:paragraph-rsid="002ab06d" style:font-name-asian="Times New Roman1" style:font-size-asian="11pt" style:language-asian="ru" style:country-asian="RU" style:font-size-complex="11pt"/>
    </style:style>
    <style:style style:name="P58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c1d5e" officeooo:paragraph-rsid="001c1d5e" style:font-name-asian="Times New Roman1" style:font-size-asian="11pt" style:language-asian="ru" style:country-asian="RU" style:font-size-complex="11pt"/>
    </style:style>
    <style:style style:name="P59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f7033" officeooo:paragraph-rsid="001f7033" style:font-name-asian="Times New Roman1" style:font-size-asian="11pt" style:language-asian="ru" style:country-asian="RU" style:font-size-complex="11pt"/>
    </style:style>
    <style:style style:name="P60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f7033" officeooo:paragraph-rsid="00225a99" style:font-name-asian="Times New Roman1" style:font-size-asian="11pt" style:language-asian="ru" style:country-asian="RU" style:font-size-complex="11pt"/>
    </style:style>
    <style:style style:name="P6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f7033" officeooo:paragraph-rsid="002478a9" style:font-name-asian="Times New Roman1" style:font-size-asian="11pt" style:language-asian="ru" style:country-asian="RU" style:font-size-complex="11pt"/>
    </style:style>
    <style:style style:name="P6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1f7033" officeooo:paragraph-rsid="002ab06d" style:font-name-asian="Times New Roman1" style:font-size-asian="11pt" style:language-asian="ru" style:country-asian="RU" style:font-size-complex="11pt"/>
    </style:style>
    <style:style style:name="P63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1469f" officeooo:paragraph-rsid="0021469f" style:font-name-asian="Times New Roman1" style:font-size-asian="11pt" style:language-asian="ru" style:country-asian="RU" style:font-size-complex="11pt"/>
    </style:style>
    <style:style style:name="P64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25a99" officeooo:paragraph-rsid="00225a99" style:font-name-asian="Times New Roman1" style:font-size-asian="11pt" style:language-asian="ru" style:country-asian="RU" style:font-size-complex="11pt"/>
    </style:style>
    <style:style style:name="P65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25a99" officeooo:paragraph-rsid="002478a9" style:font-name-asian="Times New Roman1" style:font-size-asian="11pt" style:language-asian="ru" style:country-asian="RU" style:font-size-complex="11pt"/>
    </style:style>
    <style:style style:name="P66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478a9" officeooo:paragraph-rsid="002478a9" style:font-name-asian="Times New Roman1" style:font-size-asian="11pt" style:language-asian="ru" style:country-asian="RU" style:font-size-complex="11pt"/>
    </style:style>
    <style:style style:name="P67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478a9" officeooo:paragraph-rsid="002ab06d" style:font-name-asian="Times New Roman1" style:font-size-asian="11pt" style:language-asian="ru" style:country-asian="RU" style:font-size-complex="11pt"/>
    </style:style>
    <style:style style:name="P68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64de8" officeooo:paragraph-rsid="00264de8" style:font-name-asian="Times New Roman1" style:font-size-asian="11pt" style:language-asian="ru" style:country-asian="RU" style:font-size-complex="11pt"/>
    </style:style>
    <style:style style:name="P69" style:family="paragraph" style:parent-style-name="No_20_Spacing">
      <style:paragraph-properties fo:margin-top="0cm" fo:margin-bottom="0cm" style:contextual-spacing="false" fo:line-height="150%"/>
      <style:text-properties style:font-name="Cambria" fo:font-size="11pt" officeooo:paragraph-rsid="002ab06d" style:font-name-asian="Times New Roman1" style:font-size-asian="11pt" style:language-asian="ru" style:country-asian="RU" style:font-size-complex="11pt"/>
    </style:style>
    <style:style style:name="P70" style:family="paragraph" style:parent-style-name="No_20_Spacing">
      <style:paragraph-properties fo:margin-top="0cm" fo:margin-bottom="0cm" style:contextual-spacing="false" fo:line-height="100%" fo:text-align="justify" style:justify-single-word="false"/>
      <style:text-properties style:font-name="Cambria" fo:font-size="11pt" officeooo:rsid="002ab06d" officeooo:paragraph-rsid="002ab06d" style:font-name-asian="Times New Roman1" style:font-size-asian="11pt" style:language-asian="ru" style:country-asian="RU" style:font-size-complex="11pt"/>
    </style:style>
    <style:style style:name="P71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ab06d" officeooo:paragraph-rsid="002ab06d" style:font-name-asian="Times New Roman1" style:font-size-asian="11pt" style:language-asian="ru" style:country-asian="RU" style:font-size-complex="11pt"/>
    </style:style>
    <style:style style:name="P72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b528d" officeooo:paragraph-rsid="002b528d" style:font-name-asian="Times New Roman1" style:font-size-asian="11pt" style:language-asian="ru" style:country-asian="RU" style:font-size-complex="11pt"/>
    </style:style>
    <style:style style:name="P73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c7b8e" officeooo:paragraph-rsid="002c7b8e" style:font-name-asian="Times New Roman1" style:font-size-asian="11pt" style:language-asian="ru" style:country-asian="RU" style:font-size-complex="11pt"/>
    </style:style>
    <style:style style:name="P74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c7b8e" officeooo:paragraph-rsid="002de82b" style:font-name-asian="Times New Roman1" style:font-size-asian="11pt" style:language-asian="ru" style:country-asian="RU" style:font-size-complex="11pt"/>
    </style:style>
    <style:style style:name="P75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de82b" officeooo:paragraph-rsid="002de82b" style:font-name-asian="Times New Roman1" style:font-size-asian="11pt" style:language-asian="ru" style:country-asian="RU" style:font-size-complex="11pt"/>
    </style:style>
    <style:style style:name="P76" style:family="paragraph" style:parent-style-name="No_20_Spacing">
      <style:paragraph-properties fo:margin-top="0cm" fo:margin-bottom="0cm" style:contextual-spacing="false" fo:line-height="100%"/>
      <style:text-properties style:font-name="Cambria" fo:font-size="11pt" officeooo:rsid="002de82b" officeooo:paragraph-rsid="002f5801" style:font-name-asian="Times New Roman1" style:font-size-asian="11pt" style:language-asian="ru" style:country-asian="RU" style:font-size-complex="11pt"/>
    </style:style>
    <style:style style:name="P77" style:family="paragraph" style:parent-style-name="No_20_Spacing" style:list-style-name="WWNum18">
      <style:paragraph-properties fo:line-height="115%"/>
    </style:style>
    <style:style style:name="P78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79" style:family="paragraph" style:parent-style-name="No_20_Spacing" style:list-style-name="WWNum3">
      <style:paragraph-properties fo:margin-left="0.751cm" fo:margin-right="0cm" fo:line-height="115%" fo:text-indent="-0.751cm" style:auto-text-indent="false"/>
    </style:style>
    <style:style style:name="P80" style:family="paragraph" style:parent-style-name="No_20_Spacing" style:list-style-name="WWNum39">
      <style:paragraph-properties fo:line-height="115%" fo:text-align="justify" style:justify-single-word="false"/>
      <style:text-properties fo:background-color="#808080"/>
    </style:style>
    <style:style style:name="P81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18ba52" style:font-name-asian="Times New Roman1" style:font-size-asian="10pt" style:language-asian="ru" style:country-asian="RU" style:font-size-complex="10pt"/>
    </style:style>
    <style:style style:name="P82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2ab06d" style:font-name-asian="Times New Roman1" style:font-size-asian="10pt" style:language-asian="ru" style:country-asian="RU" style:font-size-complex="10pt"/>
    </style:style>
    <style:style style:name="P83" style:family="paragraph" style:parent-style-name="No_20_Spacing">
      <style:paragraph-properties fo:margin-top="0cm" fo:margin-bottom="0cm" style:contextual-spacing="false" fo:line-height="100%"/>
      <style:text-properties style:font-name="Times New Roman" fo:font-size="10pt" officeooo:paragraph-rsid="002c7b8e" style:font-name-asian="Times New Roman1" style:font-size-asian="10pt" style:language-asian="ru" style:country-asian="RU" style:font-size-complex="10pt"/>
    </style:style>
    <style:style style:name="P84" style:family="paragraph" style:parent-style-name="No_20_Spacing">
      <style:paragraph-properties fo:line-height="150%" fo:text-align="justify" style:justify-single-word="false"/>
      <style:text-properties officeooo:paragraph-rsid="0028f41f"/>
    </style:style>
    <style:style style:name="P85" style:family="paragraph" style:parent-style-name="No_20_Spacing">
      <style:paragraph-properties fo:line-height="150%"/>
      <style:text-properties fo:background-color="transparent"/>
    </style:style>
    <style:style style:name="P86" style:family="paragraph" style:parent-style-name="No_20_Spacing" style:list-style-name="WWNum38">
      <style:paragraph-properties fo:margin-left="1.752cm" fo:margin-right="0cm" fo:line-height="150%" fo:text-align="justify" style:justify-single-word="false" fo:text-indent="-0.501cm" style:auto-text-indent="false"/>
      <style:text-properties officeooo:paragraph-rsid="0030b33d" fo:background-color="transparent"/>
    </style:style>
    <style:style style:name="P87" style:family="paragraph" style:parent-style-name="No_20_Spacing" style:list-style-name="WWNum18">
      <style:paragraph-properties fo:line-height="115%"/>
      <style:text-properties style:use-window-font-color="true" loext:opacity="0%"/>
    </style:style>
    <style:style style:name="P88" style:family="paragraph" style:parent-style-name="Отчет_20_ППС" style:list-style-name="WWNum19" style:master-page-name="Converted1">
      <style:paragraph-properties fo:margin-left="2cm" fo:margin-right="0cm" fo:line-height="150%" fo:text-indent="-0.75cm" style:auto-text-indent="false"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/>
    </style:style>
    <style:style style:name="T3" style:family="text">
      <style:text-properties fo:language="en" fo:country="US" officeooo:rsid="000b6793"/>
    </style:style>
    <style:style style:name="T4" style:family="text">
      <style:text-properties style:font-name="Cambria" fo:font-size="11pt" style:font-size-asian="11pt" style:font-size-complex="11pt"/>
    </style:style>
    <style:style style:name="T5" style:family="text">
      <style:text-properties style:font-name="Cambria" fo:font-size="11pt" officeooo:rsid="0010fe06" style:font-size-asian="11pt" style:font-size-complex="11pt"/>
    </style:style>
    <style:style style:name="T6" style:family="text">
      <style:text-properties style:font-name="Cambria" fo:font-size="11pt" officeooo:rsid="001119f7" style:font-size-asian="11pt" style:font-size-complex="11pt"/>
    </style:style>
    <style:style style:name="T7" style:family="text">
      <style:text-properties style:font-name="Cambria" fo:font-size="11pt" officeooo:rsid="001a62ac" style:font-size-asian="11pt" style:font-size-complex="11pt"/>
    </style:style>
    <style:style style:name="T8" style:family="text">
      <style:text-properties style:font-name="Cambria" fo:font-size="11pt" officeooo:rsid="001df242" style:font-size-asian="11pt" style:font-size-complex="11pt"/>
    </style:style>
    <style:style style:name="T9" style:family="text">
      <style:text-properties style:font-name="Cambria" fo:font-size="11pt" officeooo:rsid="001f7033" style:font-size-asian="11pt" style:font-size-complex="11pt"/>
    </style:style>
    <style:style style:name="T10" style:family="text">
      <style:text-properties style:font-name="Cambria" fo:font-size="11pt" officeooo:rsid="002b528d" style:font-size-asian="11pt" style:font-size-complex="11pt"/>
    </style:style>
    <style:style style:name="T11" style:family="text">
      <style:text-properties style:font-name="Cambria" fo:font-size="11pt" officeooo:rsid="002c7b8e" style:font-size-asian="11pt" style:font-size-complex="11pt"/>
    </style:style>
    <style:style style:name="T12" style:family="text">
      <style:text-properties style:font-name="Cambria" fo:font-size="11pt" fo:background-color="#808080" loext:char-shading-value="0" style:font-size-asian="11pt" style:font-size-complex="11pt"/>
    </style:style>
    <style:style style:name="T13" style:family="text">
      <style:text-properties style:font-name="Cambria" fo:font-size="11pt" fo:language="en" fo:country="US" style:font-size-asian="11pt" style:font-size-complex="11pt"/>
    </style:style>
    <style:style style:name="T14" style:family="text">
      <style:text-properties style:font-name="Cambria" fo:font-size="11pt" fo:language="en" fo:country="US" officeooo:rsid="0018ba52" style:font-size-asian="11pt" style:font-size-complex="11pt"/>
    </style:style>
    <style:style style:name="T15" style:family="text">
      <style:text-properties style:font-name="Cambria" fo:font-size="11pt" fo:language="en" fo:country="US" officeooo:rsid="0010fe06" style:font-size-asian="11pt" style:font-size-complex="11pt"/>
    </style:style>
    <style:style style:name="T16" style:family="text">
      <style:text-properties style:font-name="Cambria" fo:font-size="11pt" fo:language="en" fo:country="US" officeooo:rsid="002ab06d" style:font-size-asian="11pt" style:font-size-complex="11pt"/>
    </style:style>
    <style:style style:name="T17" style:family="text">
      <style:text-properties style:font-name="Cambria" fo:font-size="11pt" fo:language="en" fo:country="US" officeooo:rsid="002b528d" style:font-size-asian="11pt" style:font-size-complex="11pt"/>
    </style:style>
    <style:style style:name="T18" style:family="text">
      <style:text-properties style:font-name="Cambria" fo:font-size="11pt" fo:language="en" fo:country="US" officeooo:rsid="002c7b8e" style:font-size-asian="11pt" style:font-size-complex="11pt"/>
    </style:style>
    <style:style style:name="T19" style:family="text">
      <style:text-properties style:font-name="Cambria" fo:font-size="11pt" fo:language="en" fo:country="US" fo:background-color="#808080" loext:char-shading-value="0" style:font-size-asian="11pt" style:font-size-complex="11pt"/>
    </style:style>
    <style:style style:name="T20" style:family="text">
      <style:text-properties style:font-name="Cambria" fo:font-size="11pt" fo:font-style="italic" fo:background-color="#808080" loext:char-shading-value="0" style:font-size-asian="11pt" style:font-style-asian="italic" style:font-size-complex="11pt"/>
    </style:style>
    <style:style style:name="T21" style:family="text">
      <style:text-properties style:font-name="Cambria" fo:font-size="11pt" officeooo:rsid="001f7033" style:font-name-asian="Times New Roman1" style:font-size-asian="11pt" style:language-asian="ru" style:country-asian="RU" style:font-size-complex="11pt"/>
    </style:style>
    <style:style style:name="T22" style:family="text">
      <style:text-properties style:font-name="Cambria" fo:font-size="11pt" officeooo:rsid="002de82b" style:font-name-asian="Times New Roman1" style:font-size-asian="11pt" style:language-asian="ru" style:country-asian="RU" style:font-size-complex="11pt"/>
    </style:style>
    <style:style style:name="T23" style:family="text">
      <style:text-properties style:font-name="Cambria" fo:font-size="11pt" officeooo:rsid="0018ba52" style:font-name-asian="Times New Roman1" style:font-size-asian="11pt" style:language-asian="ru" style:country-asian="RU" style:font-size-complex="11pt"/>
    </style:style>
    <style:style style:name="T24" style:family="text">
      <style:text-properties style:font-name="Cambria" fo:font-size="11pt" officeooo:rsid="0018ba52" style:font-name-asian="Times New Roman1" style:font-size-asian="11pt" style:language-asian="ru" style:country-asian="RU" style:font-size-complex="11pt"/>
    </style:style>
    <style:style style:name="T25" style:family="text">
      <style:text-properties style:font-name="Cambria" fo:font-size="11pt" officeooo:rsid="0018ba52" fo:background-color="transparent" loext:char-shading-value="0" style:font-name-asian="Times New Roman1" style:font-size-asian="11pt" style:language-asian="ru" style:country-asian="RU" style:font-size-complex="11pt"/>
    </style:style>
    <style:style style:name="T26" style:family="text">
      <style:text-properties style:font-name="Cambria" fo:font-size="11pt" officeooo:rsid="0018ba52" fo:background-color="transparent" loext:char-shading-value="0" style:font-name-asian="Times New Roman1" style:font-size-asian="11pt" style:language-asian="ru" style:country-asian="RU" style:font-size-complex="11pt"/>
    </style:style>
    <style:style style:name="T27" style:family="text">
      <style:text-properties fo:font-weight="bold" style:font-weight-asian="bold"/>
    </style:style>
    <style:style style:name="T28" style:family="text">
      <style:text-properties fo:font-style="italic" style:font-style-asian="italic"/>
    </style:style>
    <style:style style:name="T29" style:family="text">
      <style:text-properties fo:font-style="italic" fo:background-color="#808080" loext:char-shading-value="0" style:font-style-asian="italic"/>
    </style:style>
    <style:style style:name="T30" style:family="text">
      <style:text-properties fo:font-style="italic" style:text-underline-style="none" style:font-style-asian="italic"/>
    </style:style>
    <style:style style:name="T31" style:family="text">
      <style:text-properties fo:background-color="#808080" loext:char-shading-value="0"/>
    </style:style>
    <style:style style:name="T32" style:family="text">
      <style:text-properties officeooo:rsid="000cf65c"/>
    </style:style>
    <style:style style:name="T33" style:family="text">
      <style:text-properties officeooo:rsid="0010fe06"/>
    </style:style>
    <style:style style:name="T34" style:family="text">
      <style:text-properties fo:background-color="transparent" loext:char-shading-value="0"/>
    </style:style>
    <style:style style:name="T35" style:family="text">
      <style:text-properties fo:background-color="transparent" loext:char-shading-value="0"/>
    </style:style>
    <style:style style:name="T36" style:family="text">
      <style:text-properties officeooo:rsid="0017af7c"/>
    </style:style>
    <style:style style:name="T37" style:family="text">
      <style:text-properties officeooo:rsid="001a62ac"/>
    </style:style>
    <style:style style:name="T38" style:family="text">
      <style:text-properties officeooo:rsid="001c1d5e"/>
    </style:style>
    <style:style style:name="T39" style:family="text">
      <style:text-properties officeooo:rsid="001e62b6"/>
    </style:style>
    <style:style style:name="T40" style:family="text">
      <style:text-properties officeooo:rsid="001eeff1"/>
    </style:style>
    <style:style style:name="T41" style:family="text">
      <style:text-properties officeooo:rsid="001f7033"/>
    </style:style>
    <style:style style:name="T42" style:family="text">
      <style:text-properties officeooo:rsid="0021469f"/>
    </style:style>
    <style:style style:name="T43" style:family="text">
      <style:text-properties officeooo:rsid="00225a99"/>
    </style:style>
    <style:style style:name="T44" style:family="text">
      <style:text-properties officeooo:rsid="00239022"/>
    </style:style>
    <style:style style:name="T45" style:family="text">
      <style:text-properties officeooo:rsid="002409e5"/>
    </style:style>
    <style:style style:name="T46" style:family="text">
      <style:text-properties officeooo:rsid="002478a9"/>
    </style:style>
    <style:style style:name="T47" style:family="text">
      <style:text-properties officeooo:rsid="00264de8"/>
    </style:style>
    <style:style style:name="T48" style:family="text">
      <style:text-properties fo:color="#c9211e" loext:opacity="100%"/>
    </style:style>
    <style:style style:name="T49" style:family="text">
      <style:text-properties fo:color="#c9211e" loext:opacity="100%" fo:font-style="italic" style:font-style-asian="italic"/>
    </style:style>
    <style:style style:name="T50" style:family="text">
      <style:text-properties officeooo:rsid="002ab06d"/>
    </style:style>
    <style:style style:name="T51" style:family="text">
      <style:text-properties officeooo:rsid="002b528d"/>
    </style:style>
    <style:style style:name="T52" style:family="text">
      <style:text-properties officeooo:rsid="002de82b"/>
    </style:style>
    <style:style style:name="T53" style:family="text">
      <style:text-properties officeooo:rsid="002f5801"/>
    </style:style>
    <style:style style:name="T54" style:family="text">
      <style:text-properties style:use-window-font-color="true" loext:opacity="0%"/>
    </style:style>
    <style:style style:name="T55" style:family="text">
      <style:text-properties style:use-window-font-color="true" loext:opacity="0%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 text:name="_Hlk95946734"/>МИНИСТЕРСТВО НАУКИ И ВЫСШЕГО ОБРАЗОВАНИЯ РОССИЙСКОЙ ФЕДЕРАЦИИ</text:p>
      <text:p text:style-name="P39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3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1">ОТЧЕТ ЗАЩИЩЕН С ОЦЕНКОЙ: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19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6">Старший преподаватель</text:p>
          </table:table-cell>
          <table:table-cell table:style-name="Таблица2.B1" office:value-type="string">
            <text:p text:style-name="P22">/</text:p>
          </table:table-cell>
          <table:table-cell table:style-name="Таблица2.A1" office:value-type="string">
            <text:p text:style-name="P17"/>
          </table:table-cell>
          <table:table-cell table:style-name="Таблица2.B1" office:value-type="string">
            <text:p text:style-name="P17">/</text:p>
          </table:table-cell>
          <table:table-cell table:style-name="Таблица2.A1" office:value-type="string">
            <text:p text:style-name="P16"/>
          </table:table-cell>
          <table:table-cell table:style-name="Таблица2.B1" office:value-type="string">
            <text:p text:style-name="P18">/</text:p>
          </table:table-cell>
          <table:table-cell table:style-name="Таблица2.A1" office:value-type="string">
            <text:p text:style-name="P16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37">(должность, учёная степень, звание)</text:p>
          </table:table-cell>
          <table:table-cell table:style-name="Таблица2.B1" office:value-type="string">
            <text:p text:style-name="P20"/>
          </table:table-cell>
          <table:table-cell table:style-name="Таблица2.A2" office:value-type="string">
            <text:p text:style-name="P37">(подпись)</text:p>
          </table:table-cell>
          <table:table-cell table:style-name="Таблица2.B1" office:value-type="string">
            <text:p text:style-name="P37"/>
          </table:table-cell>
          <table:table-cell table:style-name="Таблица2.A2" office:value-type="string">
            <text:p text:style-name="P37">(дата защиты)</text:p>
          </table:table-cell>
          <table:table-cell table:style-name="Таблица2.B1" office:value-type="string">
            <text:p text:style-name="P20"/>
          </table:table-cell>
          <table:table-cell table:style-name="Таблица2.A2" office:value-type="string">
            <text:p text:style-name="P37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1">ОТЧЕТ О ЛАБОРАТОРНОЙ РАБОТЕ №<text:span text:style-name="T3">2</text:span></text:p>
      <text:p text:style-name="P11"/>
      <text:p text:style-name="P11">«ОПИСАНИЕ ВЗАИМОДЕЙСТВИЯ ПОЛЬЗОВАТЕЛЯ И СИСТЕМЫ.</text:p>
      <text:p text:style-name="P11">СПЕЦИФИКАЦИЯ ВАРИАНТА ИСПОЛЬЗОВАНИЯ»</text:p>
      <text:p text:style-name="P11"/>
      <text:p text:style-name="P11">ПО КУРСУ: «ПРОЕКТИРОВАНИЕ ПРОГРАММНЫХ СИСТЕМ»</text:p>
      <text:p text:style-name="P11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8">РАБОТУ ВЫПОЛНИЛ (-А) СТУДЕНТ (-КА):</text:p>
          </table:table-cell>
          <table:table-cell table:style-name="Таблица3.B1" office:value-type="string">
            <text:p text:style-name="P23">z9431</text:p>
          </table:table-cell>
          <table:table-cell table:style-name="Таблица3.A1" office:value-type="string">
            <text:p text:style-name="P24">/</text:p>
          </table:table-cell>
          <table:table-cell table:style-name="Таблица3.B1" office:value-type="string">
            <text:p text:style-name="P25">Д. <text:span text:style-name="T32">И</text:span>. <text:span text:style-name="T32">Андреев</text:span></text:p>
          </table:table-cell>
        </table:table-row>
        <table:table-row table:style-name="Таблица3.1">
          <table:table-cell table:style-name="Таблица3.A1" office:value-type="string">
            <text:p text:style-name="P37"/>
          </table:table-cell>
          <table:table-cell table:style-name="Таблица3.B2" office:value-type="string">
            <text:p text:style-name="P37">(номер группы)</text:p>
          </table:table-cell>
          <table:table-cell table:style-name="Таблица3.A1" office:value-type="string">
            <text:p text:style-name="P20"/>
          </table:table-cell>
          <table:table-cell table:style-name="Таблица3.B2" office:value-type="string">
            <text:p text:style-name="P37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7"/>
          </table:table-cell>
          <table:table-cell table:style-name="Таблица4.A1" office:value-type="string">
            <text:p text:style-name="P17">/</text:p>
          </table:table-cell>
          <table:table-cell table:style-name="Таблица4.C1" office:value-type="string">
            <text:p text:style-name="P16"/>
          </table:table-cell>
          <table:table-cell table:style-name="Таблица4.A1" office:value-type="string">
            <text:p text:style-name="P18">/</text:p>
          </table:table-cell>
          <table:table-cell table:style-name="Таблица4.C1" office:value-type="string">
            <text:p text:style-name="P43">1<text:span text:style-name="T36">1</text:span>.05.2022</text:p>
          </table:table-cell>
        </table:table-row>
        <table:table-row table:style-name="Таблица4.1">
          <table:table-cell table:style-name="Таблица4.A1" office:value-type="string">
            <text:p text:style-name="P37"/>
          </table:table-cell>
          <table:table-cell table:style-name="Таблица4.A1" office:value-type="string">
            <text:p text:style-name="P37"/>
          </table:table-cell>
          <table:table-cell table:style-name="Таблица4.C2" office:value-type="string">
            <text:p text:style-name="P37">(подпись студента)</text:p>
          </table:table-cell>
          <table:table-cell table:style-name="Таблица4.A1" office:value-type="string">
            <text:p text:style-name="P20"/>
          </table:table-cell>
          <table:table-cell table:style-name="Таблица4.C2" office:value-type="string">
            <text:p text:style-name="P37">(дата отчета)</text:p>
          </table:table-cell>
        </table:table-row>
      </table:table>
      <text:p text:style-name="No_20_Spacing"><text:soft-page-break/></text:p>
      <text:p text:style-name="P15"/>
      <text:p text:style-name="P10">ВВЕДЕНИЕ</text:p>
      <text:p text:style-name="P8"/>
      <text:p text:style-name="P8"/>
      <text:p text:style-name="P8"><text:span text:style-name="T27">Актуальность. </text:span>Варианты использования предназначены в первую очередь для определения функциональных требований к системе и <text:s/>управляют всем процессом разработки. Основные виды деятельности такие как анализ, проектирование и тестирование выполняются на основе вариантов использования.</text:p>
      <text:p text:style-name="P8">Во время анализа и проектирования варианты использования позволяют понять, каким образом результаты, которые хочет получить пользователь, влияют на архитектуру системы и как должны вести себя компоненты системы, для того чтобы реализовать нужную для пользователя функциональность. При этом корректность реализации определяется посредством выполнения тест-кейсов, которые составляют на основе вариантов использования.</text:p>
      <text:p text:style-name="P8"/>
      <text:p text:style-name="P40">Цель лабораторной работы:</text:p>
      <text:p text:style-name="P8">Изучить один из способов описания взаимодействия пользователя и системы на примере составления спецификации варианта использования.</text:p>
      <text:p text:style-name="P8"/>
      <text:p text:style-name="P40">Для достижения поставленной в лабораторной работе цели подлежат решению следующие задачи:</text:p>
      <text:p text:style-name="P8">В соответствии с индивидуальным вариантом задания необходимо составить спецификацию вариантов использования. Количество вариантов использования для спецификации зависит от следующих требований:</text:p>
      <text:p text:style-name="P38"/>
      <text:list xml:id="list3100811829" text:style-name="WWNum18">
        <text:list-item>
          <text:p text:style-name="P77">Варианты использования для операций <text:span text:style-name="T1">CRUD</text:span> рассматриваются как единый вариант использования, где добавление, чтение, <text:span text:style-name="T54">редактирование и удаление — это </text:span><text:span text:style-name="T55">основные потоки</text:span><text:span text:style-name="T54">;</text:span></text:p>
        </text:list-item>
        <text:list-item>
          <text:p text:style-name="P87">Суммарно не менее 4 альтернативных потоков на все варианты использования (при этом для каждого варианта использования определены <text:span text:style-name="T28">возможные</text:span> альтернативные потоки);</text:p>
        </text:list-item>
        <text:list-item>
          <text:p text:style-name="P77"><text:span text:style-name="T54">Суммарно не менее 4 исключений на все варианты использования </text:span><text:line-break/>(при этом для каждого вариант использования определены <text:span text:style-name="T28">наиболее вероятные</text:span> исключения, которые не позволяют успешно выполнить заданные основные и альтернативные направления развития варианта использования);</text:p>
        </text:list-item>
        <text:list-item>
          <text:p text:style-name="P77">Для каждого варианта использования заданы метки начала альтернативных потоков и вызова исключений.</text:p>
        </text:list-item>
      </text:list>
      <text:p text:style-name="P8"/>
      <text:p text:style-name="P41">Предметная область, в рамках которой выполнена реализация задач:</text:p>
      <table:table table:name="Таблица5" table:style-name="Таблица5">
        <table:table-column table:style-name="Таблица5.A"/>
        <table:table-column table:style-name="Таблица5.B"/>
        <text:soft-page-break/>
        <table:table-row table:style-name="Таблица5.1">
          <table:table-cell table:style-name="Таблица5.A1" office:value-type="string">
            <text:p text:style-name="P27">35</text:p>
          </table:table-cell>
          <table:table-cell table:style-name="Таблица5.A1" office:value-type="string">
            <text:p text:style-name="P26">Система обнаружения вторжений на основе аномалий (IDS)</text:p>
          </table:table-cell>
        </table:table-row>
      </table:table>
      <text:p text:style-name="P8"/>
      <text:p text:style-name="P13"/>
      <text:list xml:id="list938785487" text:style-name="WWNum19">
        <text:list-item>
          <text:p text:style-name="P88">Спецификация вариантов использования</text:p>
        </text:list-item>
      </text:list>
      <text:p text:style-name="P12"/>
      <text:p text:style-name="P84">Таблица 1 — ВИ «<text:span text:style-name="T25">Конфигурация режима мониторинга IDS</text:span>»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8">Идентификатор ВИ</text:p>
          </table:table-cell>
          <table:table-cell table:style-name="Таблица6.A1" office:value-type="string">
            <text:p text:style-name="P35"><text:span text:style-name="T13">UC-</text:span><text:span text:style-name="T4">7</text:span></text:p>
          </table:table-cell>
        </table:table-row>
        <table:table-row table:style-name="Таблица6.1">
          <table:table-cell table:style-name="Таблица6.A2" office:value-type="string">
            <text:p text:style-name="P28">Наименование</text:p>
          </table:table-cell>
          <table:table-cell table:style-name="Таблица6.B2" office:value-type="string">
            <text:p text:style-name="P44">Конфигурация режима мониторинга IDS</text:p>
          </table:table-cell>
        </table:table-row>
        <table:table-row table:style-name="Таблица6.1">
          <table:table-cell table:style-name="Таблица6.A3" office:value-type="string">
            <text:p text:style-name="P28">Автор</text:p>
          </table:table-cell>
          <table:table-cell table:style-name="Таблица6.B3" office:value-type="string">
            <text:p text:style-name="P30">Андреев Дмитрий</text:p>
          </table:table-cell>
        </table:table-row>
        <table:table-row table:style-name="Таблица6.1">
          <table:table-cell table:style-name="Таблица6.A4" office:value-type="string">
            <text:p text:style-name="P28">Дата создания</text:p>
          </table:table-cell>
          <table:table-cell table:style-name="Таблица6.B4" office:value-type="string">
            <text:p text:style-name="P31">1<text:span text:style-name="T50">1</text:span>.05.2022</text:p>
          </table:table-cell>
        </table:table-row>
        <table:table-row table:style-name="Таблица6.1">
          <table:table-cell table:style-name="Таблица6.A5" office:value-type="string">
            <text:p text:style-name="P28">Основное <text:line-break/>действующее лицо</text:p>
          </table:table-cell>
          <table:table-cell table:style-name="Таблица6.B5" office:value-type="string">
            <text:p text:style-name="P47"><text:span text:style-name="T50">Специалист по ИБ</text:span> <text:s/></text:p>
          </table:table-cell>
        </table:table-row>
        <table:table-row table:style-name="Таблица6.1">
          <table:table-cell table:style-name="Таблица6.A6" office:value-type="string">
            <text:p text:style-name="P28">Дополнительное действующее лицо</text:p>
          </table:table-cell>
          <table:table-cell table:style-name="Таблица6.B6" office:value-type="string">
            <text:p text:style-name="P31">-</text:p>
          </table:table-cell>
        </table:table-row>
        <table:table-row table:style-name="Таблица6.1">
          <table:table-cell table:style-name="Таблица6.A7" office:value-type="string">
            <text:p text:style-name="P28">Описание</text:p>
          </table:table-cell>
          <table:table-cell table:style-name="Таблица6.B7" office:value-type="string">
            <text:p text:style-name="P57"><text:span text:style-name="T50">Специалист по ИБ</text:span><text:span text:style-name="T33"> </text:span>вызвает окно настроек и переходит в конфигурирование IDS для изменения режима мониторинга</text:p>
          </table:table-cell>
        </table:table-row>
        <table:table-row table:style-name="Таблица6.1">
          <table:table-cell table:style-name="Таблица6.A8" office:value-type="string">
            <text:p text:style-name="P28">Приоритет</text:p>
          </table:table-cell>
          <table:table-cell table:style-name="Таблица6.B8" office:value-type="string">
            <text:p text:style-name="P28">Высокий</text:p>
          </table:table-cell>
        </table:table-row>
        <table:table-row table:style-name="Таблица6.1">
          <table:table-cell table:style-name="Таблица6.A9" office:value-type="string">
            <text:p text:style-name="P28">Условие-триггер</text:p>
          </table:table-cell>
          <table:table-cell table:style-name="Таблица6.B9" office:value-type="string">
            <text:p text:style-name="P57"><text:span text:style-name="T50">Специалисту по ИБ</text:span><text:span text:style-name="T33"> </text:span><text:s/>необходимо изменить режим мониторинга из-за возможных атак или для тестирования новых систем внешних пользователей </text:p>
          </table:table-cell>
        </table:table-row>
        <table:table-row table:style-name="Таблица6.1">
          <table:table-cell table:style-name="Таблица6.A10" office:value-type="string">
            <text:p text:style-name="P28">Предварительные условия</text:p>
          </table:table-cell>
          <table:table-cell table:style-name="Таблица6.B10" office:value-type="string">
            <text:p text:style-name="P82"><text:span text:style-name="T14">PRE-1 </text:span><text:span text:style-name="T16">Специалист по ИБ</text:span><text:span text:style-name="T15"> </text:span><text:span text:style-name="T14"><text:s/>авторизован</text:span></text:p>
            <text:p text:style-name="P81"><text:span text:style-name="T13">PRE</text:span><text:span text:style-name="T4">-</text:span><text:span text:style-name="T8">2</text:span><text:span text:style-name="T4"> База данных (БД) </text:span><text:span text:style-name="T5">пользователей</text:span><text:span text:style-name="T4"> в данный момент доступна</text:span></text:p>
          </table:table-cell>
        </table:table-row>
        <table:table-row table:style-name="Таблица6.1">
          <table:table-cell table:style-name="Таблица6.A11" office:value-type="string">
            <text:p text:style-name="P28">Выходные условия</text:p>
          </table:table-cell>
          <table:table-cell table:style-name="Таблица6.B11" office:value-type="string">
            <text:p text:style-name="P36"><text:span text:style-name="T13">POST</text:span><text:span text:style-name="T4">-1</text:span><text:span text:style-name="T6">Система сохраняет </text:span><text:span text:style-name="T7">новый режим мониторинга </text:span><text:span text:style-name="T9">в базу</text:span></text:p>
            <text:p text:style-name="P35"><text:span text:style-name="T13">POST</text:span><text:span text:style-name="T4">-2 </text:span><text:span text:style-name="T9">С</text:span><text:span text:style-name="T7">истема начинает работать в новом режиме</text:span></text:p>
          </table:table-cell>
        </table:table-row>
        <table:table-row table:style-name="Таблица6.1">
          <table:table-cell table:style-name="Таблица6.A12" office:value-type="string">
            <text:p text:style-name="P28">Основные потоки</text:p>
          </table:table-cell>
          <table:table-cell table:style-name="Таблица6.B12" office:value-type="string">
            <text:p text:style-name="P50">1.0 <text:span text:style-name="T37">Конфигурация IDS:</text:span></text:p>
            <text:p text:style-name="P58">1. Специалист по ИБ нажимает кнопку «Конфигурировать IDS» <text:span text:style-name="T43">(см. 1.1 E2);</text:span></text:p>
            <text:p text:style-name="P58">2. Система проверяет <text:span text:style-name="T40">состояние (см. 1.0 E1)</text:span>;</text:p>
            <text:p text:style-name="P58">3. <text:span text:style-name="T41">Система показывает пользователю окно с настройками;</text:span></text:p>
            <text:p text:style-name="P59">4. Специалист по ИБ выбирает вкладку «Режим мониторинга»;</text:p>
            <text:p text:style-name="P59">5. Система показывает вкладку «Режим мониторинга» с выбранными в данный момент режимами;</text:p>
            <text:p text:style-name="P59">6. Специалист по ИБ выбирает необходимые режимы мониторинга;</text:p>
            <text:p text:style-name="P61">7. Система активирует кнопку «Сохранить настройки» <text:span text:style-name="T45">(см. 1.1) </text:span><text:span text:style-name="T43">(см. 1.2 E3)</text:span>;</text:p>
            <text:p text:style-name="P59">8. Специалист по ИБ нажимает кнопку «Сохранить настройки»;</text:p>
            <text:p text:style-name="P64">9. Система сохраняет настройки во временном хранилище (возможно в оперативной памяти);</text:p>
            <text:p text:style-name="P59">1<text:span text:style-name="T43">0</text:span>. Система создает новые файлы логов;</text:p>
            <text:p text:style-name="P64">11. Система создает свой «клон», запущенный с новыми настройками (см. 1.3 E4);</text:p>
            <text:p text:style-name="P60"><text:span text:style-name="T43">12</text:span>. Система сохраняет <text:span text:style-name="T43">новые </text:span>настройки в базу;</text:p>
            <text:p text:style-name="P66">13. Система удаляет настройки из временного хранилища;</text:p>
            <text:p text:style-name="P51"><text:span text:style-name="T43">1</text:span><text:span text:style-name="T46">4</text:span><text:span text:style-name="T43">. Система завершает работу, передавая управление «клону».</text:span></text:p>
          </table:table-cell>
        </table:table-row>
        <text:soft-page-break/>
        <table:table-row table:style-name="Таблица6.1">
          <table:table-cell table:style-name="Таблица6.A13" office:value-type="string">
            <text:p text:style-name="P28">Альтернативные потоки</text:p>
          </table:table-cell>
          <table:table-cell table:style-name="Таблица6.B13" office:value-type="string">
            <text:p text:style-name="P28">1.1 <text:s/></text:p>
            <text:p text:style-name="P53">1. <text:span text:style-name="T50">Специалист по ИБ</text:span><text:span text:style-name="T33"> </text:span><text:span text:style-name="T44">нажимает кнопку «отмена»</text:span></text:p>
            <text:p text:style-name="P52"><text:span text:style-name="T44">2. Система закрывает окно настроек и показывает главное окно</text:span></text:p>
          </table:table-cell>
        </table:table-row>
        <table:table-row table:style-name="Таблица6.1">
          <table:table-cell table:style-name="Таблица6.A14" office:value-type="string">
            <text:p text:style-name="P28">Исключения</text:p>
          </table:table-cell>
          <table:table-cell table:style-name="Таблица6.B14" office:value-type="string">
            <text:p text:style-name="P49"><text:span text:style-name="T38">1.</text:span><text:span text:style-name="T39">0</text:span><text:span text:style-name="T38"> E</text:span><text:span text:style-name="T39">1</text:span><text:span text:style-name="T38"> Система находится в режиме блокировки (была обнаружена атака)</text:span></text:p>
            <text:p text:style-name="P66">1. Система открывает окно с предупреждением «Система находится в режиме блокировки. Настройки не могут быть изменены. Обратитесь к администратору» и кнопкой «Вернуться»;</text:p>
            <text:p text:style-name="P66">2. Система делает все контролы изменения настроек неактивными;</text:p>
            <text:p text:style-name="P67">3. <text:span text:style-name="T50">Специалист по ИБ</text:span><text:span text:style-name="T33"> </text:span>нажимает на кнопку «Вернуться»;</text:p>
            <text:p text:style-name="P66">4. <text:span text:style-name="T44">Система закрывает окно настроек </text:span>и предупреждения,<text:span text:style-name="T44"> и показывает главное окно</text:span></text:p>
            <text:p text:style-name="P66"/>
            <text:p text:style-name="P62">1.1 E2 <text:span text:style-name="T42">У пользователя системы н</text:span>ет необходимых прав <text:span text:style-name="T42">для изменения настроек</text:span></text:p>
            <text:p text:style-name="P66"><text:span text:style-name="T50">1</text:span>. Система показывает окно с предупреждением «Для изменения настроек нет прав. Обратитесь к администратору» и кнопкой «Ok»;</text:p>
            <text:p text:style-name="P71">2. Специалист по ИБ<text:span text:style-name="T33"> </text:span><text:span text:style-name="T46">нажимает на кнопку «Ok»;</text:span></text:p>
            <text:p text:style-name="P71">3. Система показывает окно настроек с текущей конфигурацией без возможности изменить настройки</text:p>
            <text:p text:style-name="P59"/>
            <text:p text:style-name="P63">1.2 E3 Система не может создать новых файлов логов<text:span text:style-name="T41"> </text:span>(нет места на диске или прав на создание файлов)</text:p>
            <text:p text:style-name="P66">1. Система показывает окно с предупреждением «Невозможно создать файл логов. Предыдущий файл логов будет перезапущен» и кнопкой «Оk»;</text:p>
            <text:p text:style-name="P66">2. Пользователь нажимает кнопку «Ok»;</text:p>
            <text:p text:style-name="P66">3. Система возвращает пользователя на экран настроек с активной кнопкой <text:span text:style-name="T41">«Сохранить настройки»;</text:span></text:p>
            <text:p text:style-name="P61"><text:span text:style-name="T46">4</text:span>. Специалист по ИБ нажимает кнопку «Сохранить настройки»;</text:p>
            <text:p text:style-name="P65"><text:span text:style-name="T46">5</text:span>. Система сохраняет настройки во временном хранилище (возможно в оперативной памяти);</text:p>
            <text:p text:style-name="P61"><text:span text:style-name="T46">6</text:span>. Система <text:span text:style-name="T46">записывает информацию об изменении настроек в старый файл логов</text:span>;</text:p>
            <text:p text:style-name="P66">7. Продолжается выполнение основного потока с пункта 11.</text:p>
            <text:p text:style-name="P63"/>
            <text:p text:style-name="P63">1.3 E4 Система не может быть перезапущена</text:p>
            <text:p text:style-name="P66">1. Система закрывает своего «клона», если он все еще существует в памяти машины;</text:p>
            <text:p text:style-name="P66">2. Система показывает окно с <text:s/>предупреждением «Система не может быть перезапущена. Настройки не будут сохранены. <text:span text:style-name="T47">Обратитесь к администратору</text:span>» <text:span text:style-name="T47">и кнопку «Ok»;</text:span></text:p>
            <text:p text:style-name="P68">3. Специалист по ИБ нажимает кнопку «Ok»;</text:p>
            <text:p text:style-name="P68">4. Система закрывает окно настроек и переходит на главное окно.</text:p>
          </table:table-cell>
        </table:table-row>
        <table:table-row table:style-name="Таблица6.1">
          <table:table-cell table:style-name="Таблица6.A15" office:value-type="string">
            <text:p text:style-name="P28">Бизнес-правила</text:p>
          </table:table-cell>
          <table:table-cell table:style-name="Таблица6.B15" office:value-type="string">
            <text:p text:style-name="P28">(в рамках данной работы не заданы)</text:p>
          </table:table-cell>
        </table:table-row>
        <text:soft-page-break/>
        <table:table-row table:style-name="Таблица6.1">
          <table:table-cell table:style-name="Таблица6.A16" office:value-type="string">
            <text:p text:style-name="P28">Другая информация</text:p>
          </table:table-cell>
          <table:table-cell table:style-name="Таблица6.B16" office:value-type="string">
            <text:p text:style-name="P54">1. <text:span text:style-name="T50">Специалист по ИБ</text:span> может завершить вариант использования в любой момент, нажав на кнопку «Закрыть»</text:p>
            <text:p text:style-name="P72">2. <text:s/><text:span text:style-name="T50">Специалист по ИБ</text:span> может перейти на вкладку с другими настройками система в любой момент, нажав соответствующую вкладку</text:p>
          </table:table-cell>
        </table:table-row>
        <table:table-row table:style-name="Таблица6.1">
          <table:table-cell table:style-name="Таблица6.A17" office:value-type="string">
            <text:p text:style-name="P28">Предположения</text:p>
          </table:table-cell>
          <table:table-cell table:style-name="Таблица6.B17" office:value-type="string">
            <text:p text:style-name="P28">—</text:p>
          </table:table-cell>
        </table:table-row>
      </table:table>
      <text:p text:style-name="P7"/>
      <text:p text:style-name="P6"/>
      <text:p text:style-name="P85">Таблица 2 — ВИ «<text:span text:style-name="T51">Блокировка подозрительной активности</text:span>»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28">Идентификатор ВИ</text:p>
          </table:table-cell>
          <table:table-cell table:style-name="Таблица7.A1" office:value-type="string">
            <text:p text:style-name="P35"><text:span text:style-name="T13">UC-</text:span><text:span text:style-name="T4">8</text:span></text:p>
          </table:table-cell>
        </table:table-row>
        <table:table-row table:style-name="Таблица7.1">
          <table:table-cell table:style-name="Таблица7.A2" office:value-type="string">
            <text:p text:style-name="P28">Наименование</text:p>
          </table:table-cell>
          <table:table-cell table:style-name="Таблица7.B2" office:value-type="string">
            <text:p text:style-name="P45"><text:span text:style-name="T51">Блокировка подозрительной активности</text:span></text:p>
          </table:table-cell>
        </table:table-row>
        <table:table-row table:style-name="Таблица7.1">
          <table:table-cell table:style-name="Таблица7.A3" office:value-type="string">
            <text:p text:style-name="P28">Автор</text:p>
          </table:table-cell>
          <table:table-cell table:style-name="Таблица7.B3" office:value-type="string">
            <text:p text:style-name="P70">Андреев Дмитрий</text:p>
          </table:table-cell>
        </table:table-row>
        <table:table-row table:style-name="Таблица7.1">
          <table:table-cell table:style-name="Таблица7.A4" office:value-type="string">
            <text:p text:style-name="P28">Дата создания</text:p>
          </table:table-cell>
          <table:table-cell table:style-name="Таблица7.B4" office:value-type="string">
            <text:p text:style-name="P31">1<text:span text:style-name="T50">1</text:span>.05.2022</text:p>
          </table:table-cell>
        </table:table-row>
        <table:table-row table:style-name="Таблица7.1">
          <table:table-cell table:style-name="Таблица7.A5" office:value-type="string">
            <text:p text:style-name="P28">Основное <text:line-break/>действующее лицо</text:p>
          </table:table-cell>
          <table:table-cell table:style-name="Таблица7.B5" office:value-type="string">
            <text:p text:style-name="P31"><text:span text:style-name="T50">Специалист по ИБ</text:span> </text:p>
          </table:table-cell>
        </table:table-row>
        <table:table-row table:style-name="Таблица7.1">
          <table:table-cell table:style-name="Таблица7.A6" office:value-type="string">
            <text:p text:style-name="P28">Дополнительное действующее лицо</text:p>
          </table:table-cell>
          <table:table-cell table:style-name="Таблица7.B6" office:value-type="string">
            <text:p text:style-name="P71"><text:span text:style-name="T51">П</text:span>ользователь, <text:span text:style-name="T51">перехватчик активности пользователей</text:span></text:p>
          </table:table-cell>
        </table:table-row>
        <table:table-row table:style-name="Таблица7.1">
          <table:table-cell table:style-name="Таблица7.A7" office:value-type="string">
            <text:p text:style-name="P28">Описание</text:p>
          </table:table-cell>
          <table:table-cell table:style-name="Таблица7.B7" office:value-type="string">
            <text:p text:style-name="P72">Специалист по ИБ анализирует подозрительную активность, обнаруженную системой и принимает решение о ее блокировке</text:p>
          </table:table-cell>
        </table:table-row>
        <table:table-row table:style-name="Таблица7.1">
          <table:table-cell table:style-name="Таблица7.A8" office:value-type="string">
            <text:p text:style-name="P28">Приоритет</text:p>
          </table:table-cell>
          <table:table-cell table:style-name="Таблица7.B8" office:value-type="string">
            <text:p text:style-name="P28">Высокий</text:p>
          </table:table-cell>
        </table:table-row>
        <table:table-row table:style-name="Таблица7.1">
          <table:table-cell table:style-name="Таблица7.A9" office:value-type="string">
            <text:p text:style-name="P28">Условие-триггер</text:p>
          </table:table-cell>
          <table:table-cell table:style-name="Таблица7.B9" office:value-type="string">
            <text:p text:style-name="P72">Система обнаруживает, что пользователь выполняет подозрительные действия, на основе данных перехватчика пользовательской активности и предоставляет специалисту по ИБ возможность блокировать ее</text:p>
          </table:table-cell>
        </table:table-row>
        <table:table-row table:style-name="Таблица7.1">
          <table:table-cell table:style-name="Таблица7.A10" office:value-type="string">
            <text:p text:style-name="P28">Предварительные условия</text:p>
          </table:table-cell>
          <table:table-cell table:style-name="Таблица7.B10" office:value-type="string">
            <text:p text:style-name="P35"><text:span text:style-name="T13">PRE</text:span><text:span text:style-name="T4">-1 </text:span><text:span text:style-name="T10">Система находится в режиме мониторинга пользовательской активности</text:span></text:p>
            <text:p text:style-name="P35"><text:span text:style-name="T13">PRE</text:span><text:span text:style-name="T4">-2 </text:span><text:span text:style-name="T10">БД с настройками системы в данный момент доступна</text:span></text:p>
          </table:table-cell>
        </table:table-row>
        <table:table-row table:style-name="Таблица7.1">
          <table:table-cell table:style-name="Таблица7.A11" office:value-type="string">
            <text:p text:style-name="P28">Выходные условия</text:p>
          </table:table-cell>
          <table:table-cell table:style-name="Таблица7.B11" office:value-type="string">
            <text:p text:style-name="P83"><text:span text:style-name="T17">P</text:span><text:span text:style-name="T18">OST-1 Все заинтересованные лица уведомлены</text:span></text:p>
            <text:p text:style-name="P83"><text:span text:style-name="T13">POST</text:span><text:span text:style-name="T4">-</text:span><text:span text:style-name="T11">2</text:span><text:span text:style-name="T4"> </text:span><text:span text:style-name="T10">Подозрительная пользовательская активность заблокирована</text:span></text:p>
          </table:table-cell>
        </table:table-row>
        <table:table-row table:style-name="Таблица7.1">
          <table:table-cell table:style-name="Таблица7.A12" office:value-type="string">
            <text:p text:style-name="P28">Основные потоки</text:p>
          </table:table-cell>
          <table:table-cell table:style-name="Таблица7.B12" office:value-type="string">
            <text:p text:style-name="P73">1.0 Система обнаружила подозрительную активность пользователя</text:p>
            <text:p text:style-name="P74">1. Система <text:span text:style-name="T52">от перехватчика активности сигнатуру активности;</text:span></text:p>
            <text:p text:style-name="P75">2. Система забирает из базы настройки для этой сигнатуры</text:p>
            <text:p text:style-name="P75">3. Система анализирует уровень критичности для данной сигнатуры (см. 1.1);</text:p>
            <text:p text:style-name="P75">4. Система забирает из базы всех подписчиков на данную сигнатуру (см 1.2);</text:p>
            <text:p text:style-name="P75">5. Система забирает из базы данные всех подписчиков на данную сигнатуру;</text:p>
            <text:p text:style-name="P55"><text:span text:style-name="T52">6. Система уведомляет с</text:span><text:span text:style-name="T50">пециалист</text:span><text:span text:style-name="T52">ов</text:span><text:span text:style-name="T50"> по ИБ, </text:span><text:span text:style-name="T52">подписанных на данную сигнатуру по выбранному каналу связи (e-mail или смс);</text:span></text:p>
            <text:p text:style-name="P75">7. С<text:span text:style-name="T50">пециалист по ИБ </text:span>нажимает кнопку «Уведомления <text:soft-page-break/>об угрозах»;</text:p>
            <text:p text:style-name="P75">8. Система показывает окно с текущими угрозами;</text:p>
            <text:p text:style-name="P75">9. <text:s/>С<text:span text:style-name="T50">пециалист по ИБ </text:span>нажимает кнопку заблокировать активность (см. 1.3)</text:p>
            <text:p text:style-name="P55"><text:span text:style-name="T52">10. Система блокирует угрозу.</text:span></text:p>
            <text:p text:style-name="P75">11. Система записывает в лог выполненное действие;</text:p>
          </table:table-cell>
        </table:table-row>
        <table:table-row table:style-name="Таблица7.1">
          <table:table-cell table:style-name="Таблица7.A13" office:value-type="string">
            <text:p text:style-name="P28">Альтернативные потоки</text:p>
          </table:table-cell>
          <table:table-cell table:style-name="Таблица7.B13" office:value-type="string">
            <text:p text:style-name="P75">1.1 Уровень критичности 4</text:p>
            <text:p text:style-name="P75">1. Система забирает из базы информацию обо всех специалистах по ИБ;</text:p>
            <text:p text:style-name="P75">2. Система уведомляет всех специалистов по ИБ об угрозе по всем каналам связи;</text:p>
            <text:p text:style-name="P75">4. Система блокирует активность;</text:p>
            <text:p text:style-name="P75">3. Продолжается выполнение основного потока с пункта 7.</text:p>
            <text:p text:style-name="P75"/>
            <text:p text:style-name="P75">1.2 Для данной сигнатуры нет подписчиков</text:p>
            <text:p text:style-name="P75">1. Система применяет к активности действие по умолчанию;</text:p>
            <text:p text:style-name="P75">2. Система записывает в лог выполненное действие;</text:p>
            <text:p text:style-name="P75">3. Завершается выполнение потока.</text:p>
            <text:p text:style-name="P75"/>
            <text:p text:style-name="P76">1.3 С<text:span text:style-name="T50">пециалист по ИБ </text:span>разрешает активность</text:p>
            <text:p text:style-name="P76"><text:span text:style-name="T53">1. </text:span>С<text:span text:style-name="T50">пециалист по ИБ </text:span>нажимает на кнопку «<text:span text:style-name="T53">Разрешить активность</text:span>»;</text:p>
            <text:p text:style-name="P75"><text:span text:style-name="T53">2</text:span>. Система показывает окно с предупреждением «Подозрительная активность пользователя будет продолжена» и кнопкой «Ok»;</text:p>
            <text:p text:style-name="P75"><text:span text:style-name="T53">3</text:span>. <text:s/>С<text:span text:style-name="T50">пециалист по ИБ </text:span>нажимает кнопку «Ok»;</text:p>
            <text:p text:style-name="P75"><text:span text:style-name="T53">4</text:span>. Система закрывает окно с предупреждением;</text:p>
            <text:p text:style-name="P75"><text:span text:style-name="T53">5</text:span>. С<text:span text:style-name="T50">пециалист по ИБ </text:span>нажимает на кнопку «<text:span text:style-name="T53">Разрешить активность</text:span>»;</text:p>
            <text:p text:style-name="P56"><text:span text:style-name="T53">6. Продолжается выполнение основного потока с пункта 11.</text:span></text:p>
          </table:table-cell>
        </table:table-row>
        <table:table-row table:style-name="Таблица7.1">
          <table:table-cell table:style-name="Таблица7.A14" office:value-type="string">
            <text:p text:style-name="P28">Исключения</text:p>
          </table:table-cell>
          <table:table-cell table:style-name="Таблица7.B14" office:value-type="string">
            <text:p text:style-name="P28">-</text:p>
          </table:table-cell>
        </table:table-row>
        <table:table-row table:style-name="Таблица7.1">
          <table:table-cell table:style-name="Таблица7.A15" office:value-type="string">
            <text:p text:style-name="P28">Бизнес-правила</text:p>
          </table:table-cell>
          <table:table-cell table:style-name="Таблица7.B15" office:value-type="string">
            <text:p text:style-name="P28">(в рамках данной работы не заданы)</text:p>
          </table:table-cell>
        </table:table-row>
        <table:table-row table:style-name="Таблица7.1">
          <table:table-cell table:style-name="Таблица7.A16" office:value-type="string">
            <text:p text:style-name="P28">Другая информация</text:p>
          </table:table-cell>
          <table:table-cell table:style-name="Таблица7.B16" office:value-type="string">
            <text:p text:style-name="P56">1. <text:span text:style-name="T53">Специалист по ИБ может выйти из окна <text:s/></text:span><text:span text:style-name="T52">с текущими угрозами </text:span><text:span text:style-name="T53">нажав кнопку «Назад»</text:span></text:p>
          </table:table-cell>
        </table:table-row>
        <table:table-row table:style-name="Таблица7.1">
          <table:table-cell table:style-name="Таблица7.A17" office:value-type="string">
            <text:p text:style-name="P28">Предположения</text:p>
          </table:table-cell>
          <table:table-cell table:style-name="Таблица7.B17" office:value-type="string">
            <text:p text:style-name="P34">—</text:p>
          </table:table-cell>
        </table:table-row>
      </table:table>
      <text:p text:style-name="P6"/>
      <text:p text:style-name="P6"/>
      <text:p text:style-name="P10">ЗАКЛЮЧЕНИЕ</text:p>
      <text:p text:style-name="P6"/>
      <text:p text:style-name="P6"/>
      <text:p text:style-name="P8">В результате выполнения данной лабораторной работы был изучен один из способов описания взаимодействия пользователя и системы — спецификация вариантов использования.</text:p>
      <text:p text:style-name="P8">В соответствии с требованиями задания составлены спецификации <text:span text:style-name="T35">следующих вариантов использования:</text:span></text:p>
      <text:list xml:id="list1338959710" text:style-name="WWNum3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6"><text:span text:style-name="T23">Конфигурация режима мониторинга IDS</text:span></text:p>
                                </text:list-item>
                                <text:list-item>
                                  <text:p text:style-name="P86"><text:span text:style-name="T51">Блокировка подозрительной активности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8">При выполнении настоящей работы был не учтен важный фактор, который может влиять на отдельны<text:bookmark text:name="_GoBack"/>е шаги нормального направления ВИ — бизнес-правила, которые задают разрешенные входные значения или определяют выполняемые вычисления. По заданию бизнес-правила не определены для данной работы и, соответственно, спецификация ВИ должна быть составлена только с точки зрения выделенных пользовательских требований. За исключением данного момента составленная спецификация является полной и корректной с точки зрения постановки задания и требуемой детализации вариантов использования.</text:p>
      <text:p text:style-name="P8"/>
      <text:p text:style-name="P7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9"/>
      <text:p text:style-name="P10">СПИСОК ИСПОЛЬЗОВАННЫХ ИСТОЧНИКОВ</text:p>
      <text:p text:style-name="P6"/>
      <text:p text:style-name="P6"/>
      <text:list xml:id="list231778879" text:style-name="WWNum3">
        <text:list-item>
          <text:p text:style-name="P79">Павлов Е. В. Проектирование программных систем: методические указания к выполнению лабораторных работ / Е. В. Павлов. — Санкт-Петербург, 2022</text:p>
        </text:list-item>
      </text:list>
      <text:p text:style-name="No_20_Spacing"/>
      <text:list xml:id="list211607442198094" text:continue-numbering="true" text:style-name="WWNum3">
        <text:list-item>
          <text:p text:style-name="P79">Вигерс, Карл. Разработка требований к программному обеспечению = <text:span text:style-name="T1">Software</text:span> <text:span text:style-name="T1">Requirements</text:span>: пер. с англ.; 3-е издание, дополненное / Карл Виггерс, Джой Битти — СПб.: Издательство «<text:span text:style-name="T1">BHV</text:span>», 2020. — 736 с.: ил.</text:p>
        </text:list-item>
      </text:list>
      <text:p text:style-name="No_20_Spacing"/>
      <text:list xml:id="list211608016306327" text:continue-numbering="true" text:style-name="WWNum3">
        <text:list-item>
          <text:p text:style-name="P79"><text:span text:style-name="T1">What is Use Case Specification? </text:span>[Электронный ресурс]. — <text:span text:style-name="T1">Visual</text:span> <text:span text:style-name="T1">Paradigm</text:span>, 2022. — <text:span text:style-name="T1">URL</text:span>: <text:span text:style-name="Internet_20_link"><text:span text:style-name="T2">https</text:span></text:span><text:span text:style-name="Internet_20_link"><text:span text:style-name="T30">://</text:span></text:span><text:span text:style-name="Internet_20_link"><text:span text:style-name="T2">www</text:span></text:span><text:span text:style-name="Internet_20_link"><text:span text:style-name="T30">.</text:span></text:span><text:span text:style-name="Internet_20_link"><text:span text:style-name="T2">visual</text:span></text:span><text:span text:style-name="Internet_20_link"><text:span text:style-name="T30">-</text:span></text:span><text:span text:style-name="Internet_20_link"><text:span text:style-name="T2">paradigm</text:span></text:span><text:span text:style-name="Internet_20_link"><text:span text:style-name="T30">.</text:span></text:span><text:span text:style-name="Internet_20_link"><text:span text:style-name="T2">com</text:span></text:span><text:span text:style-name="Internet_20_link"><text:span text:style-name="T30">/</text:span></text:span><text:span text:style-name="Internet_20_link"><text:span text:style-name="T2">guide</text:span></text:span><text:span text:style-name="Internet_20_link"><text:span text:style-name="T30">/</text:span></text:span><text:span text:style-name="Internet_20_link"><text:span text:style-name="T2">use</text:span></text:span><text:span text:style-name="Internet_20_link"><text:span text:style-name="T30">-</text:span></text:span><text:span text:style-name="Internet_20_link"><text:span text:style-name="T2">case</text:span></text:span><text:span text:style-name="Internet_20_link"><text:span text:style-name="T30">/</text:span></text:span><text:span text:style-name="Internet_20_link"><text:span text:style-name="T2">what</text:span></text:span><text:span text:style-name="Internet_20_link"><text:span text:style-name="T30">-</text:span></text:span><text:span text:style-name="Internet_20_link"><text:span text:style-name="T2">is</text:span></text:span><text:span text:style-name="Internet_20_link"><text:span text:style-name="T30">-</text:span></text:span><text:span text:style-name="Internet_20_link"><text:span text:style-name="T2">use</text:span></text:span><text:span text:style-name="Internet_20_link"><text:span text:style-name="T30">-</text:span></text:span><text:span text:style-name="Internet_20_link"><text:span text:style-name="T2">case</text:span></text:span><text:span text:style-name="Internet_20_link"><text:span text:style-name="T30">-</text:span></text:span><text:span text:style-name="Internet_20_link"><text:span text:style-name="T2">specification</text:span></text:span><text:span text:style-name="Internet_20_link"><text:span text:style-name="T30">/</text:span></text:span> (дата обращения: 02.0<text:span text:style-name="T3">4</text:span>.2022)</text:p>
        </text:list-item>
      </text:list>
      <text:p text:style-name="No_20_Spacing"/>
      <text:list xml:id="list211606638338721" text:continue-numbering="true" text:style-name="WWNum3">
        <text:list-item>
          <text:p text:style-name="P79"><text:span text:style-name="T1">System Use Cases: An Agile Introduction [</text:span>Электронный<text:span text:style-name="T1"> </text:span>ресурс<text:span text:style-name="T1">]. — Scott W. Ambler, 2003-2022. — URL: </text:span><text:a xlink:type="simple" xlink:href="http://agilemodeling.com/artifacts/systemUseCase.htm" text:style-name="ListLabel_20_20" text:visited-style-name="ListLabel_20_20"><text:span text:style-name="Internet_20_link"><text:span text:style-name="T2">http://agilemodeling.com/artifacts/systemUseCase.htm</text:span></text:span></text:a><text:span text:style-name="Internet_20_link"><text:span text:style-name="T2"><text:line-break/></text:span></text:span><text:span text:style-name="T1">(</text:span>дата<text:span text:style-name="T1"> </text:span>обращения<text:span text:style-name="T1">: 02.0</text:span><text:span text:style-name="T3">4</text:span><text:span text:style-name="T1">.2022)</text:span>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imes New Roman1" style:font-family-complex="'Times New Roman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fo:language="en" fo:country="US" fo:font-style="italic" style:text-underline-style="none" style:font-style-asian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Cambria1"/>
      </text:list-level-style-bullet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Cambria1"/>
      </text:list-level-style-bullet>
      <text:list-level-style-bullet text:level="2" text:style-name="ListLabel_20_1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loext:num-list-format="%1%•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loext:num-list-format="%7%•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4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MP3">Санкт-Петербург 20<text:span text:style-name="MT1">22</text:span></text:p>
        <text:p text:style-name="MP3"/>
      </style:footer>
    </style:master-page>
    <style:master-page style:name="Converted1" style:page-layout-name="Mpm3" draw:style-name="Mdp1">
      <style:header>
        <text:p text:style-name="MP1"><text:tab/></text:p>
      </style:header>
      <style:footer>
        <text:p text:style-name="MP2"><text:page-number text:select-page="current">10</text:page-number></text:p>
        <text:p text:style-name="Footer"/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vgeny Redgrave</meta:initial-creator>
    <meta:editing-cycles>93</meta:editing-cycles>
    <meta:creation-date>2019-09-12T21:24:00</meta:creation-date>
    <dc:date>2022-05-11T21:15:50.948375045</dc:date>
    <meta:editing-duration>P1DT18H7M52S</meta:editing-duration>
    <meta:generator>LibreOffice/7.3.2.2$Linux_X86_64 LibreOffice_project/30$Build-2</meta:generator>
    <meta:document-statistic meta:table-count="7" meta:image-count="0" meta:object-count="0" meta:page-count="10" meta:paragraph-count="202" meta:word-count="1451" meta:character-count="11191" meta:non-whitespace-character-count="99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